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8741f"/>
    </style:style>
    <style:style style:name="P2" style:family="paragraph" style:parent-style-name="Standard">
      <style:text-properties officeooo:rsid="00078ed5" officeooo:paragraph-rsid="00078ed5"/>
    </style:style>
    <style:style style:name="P3" style:family="paragraph" style:parent-style-name="Standard">
      <style:text-properties officeooo:rsid="00078ed5" officeooo:paragraph-rsid="0008741f"/>
    </style:style>
    <style:style style:name="P4" style:family="paragraph" style:parent-style-name="Standard">
      <style:text-properties officeooo:rsid="0008741f" officeooo:paragraph-rsid="0008741f"/>
    </style:style>
    <style:style style:name="P5" style:family="paragraph" style:parent-style-name="Standard">
      <style:text-properties officeooo:paragraph-rsid="000bd246"/>
    </style:style>
    <style:style style:name="P6" style:family="paragraph" style:parent-style-name="Standard">
      <style:text-properties officeooo:rsid="000bd246" officeooo:paragraph-rsid="000bd246"/>
    </style:style>
    <style:style style:name="P7" style:family="paragraph" style:parent-style-name="Standard">
      <style:text-properties officeooo:rsid="000f6594" officeooo:paragraph-rsid="000f6594"/>
    </style:style>
    <style:style style:name="P8" style:family="paragraph" style:parent-style-name="Standard">
      <style:text-properties officeooo:rsid="000f8369" officeooo:paragraph-rsid="000f8369"/>
    </style:style>
    <style:style style:name="P9" style:family="paragraph" style:parent-style-name="Standard">
      <style:text-properties officeooo:rsid="00120e0a" officeooo:paragraph-rsid="00120e0a"/>
    </style:style>
    <style:style style:name="P10" style:family="paragraph" style:parent-style-name="Standard">
      <style:text-properties officeooo:rsid="0013d020" officeooo:paragraph-rsid="0013d020"/>
    </style:style>
    <style:style style:name="P11" style:family="paragraph" style:parent-style-name="Standard">
      <style:text-properties officeooo:rsid="000bd246" officeooo:paragraph-rsid="000bd246"/>
    </style:style>
    <style:style style:name="P12" style:family="paragraph" style:parent-style-name="Standard">
      <style:text-properties officeooo:rsid="00078ed5" officeooo:paragraph-rsid="00078ed5"/>
    </style:style>
    <style:style style:name="P13" style:family="paragraph" style:parent-style-name="Standard">
      <style:text-properties officeooo:rsid="00078ed5" officeooo:paragraph-rsid="0015e54d"/>
    </style:style>
    <style:style style:name="P14" style:family="paragraph" style:parent-style-name="Standard">
      <style:text-properties officeooo:rsid="00078ed5" officeooo:paragraph-rsid="0008741f"/>
    </style:style>
    <style:style style:name="T1" style:family="text">
      <style:text-properties officeooo:rsid="00078ed5"/>
    </style:style>
    <style:style style:name="T2" style:family="text">
      <style:text-properties officeooo:rsid="0008741f"/>
    </style:style>
    <style:style style:name="T3" style:family="text">
      <style:text-properties officeooo:rsid="000bd246"/>
    </style:style>
    <style:style style:name="T4" style:family="text">
      <style:text-properties fo:font-variant="normal" fo:text-transform="none" fo:color="#000000" style:font-name="Liberation Serif" fo:font-size="12pt" fo:letter-spacing="normal" fo:font-style="normal" fo:font-weight="normal" officeooo:rsid="000bd246" style:font-size-asian="12pt" style:font-size-complex="12pt"/>
    </style:style>
    <style:style style:name="T5" style:family="text">
      <style:text-properties officeooo:rsid="001148b8"/>
    </style:style>
    <style:style style:name="T6" style:family="text">
      <style:text-properties officeooo:rsid="0011a161"/>
    </style:style>
    <style:style style:name="T7" style:family="text">
      <style:text-properties officeooo:rsid="00120e0a"/>
    </style:style>
    <style:style style:name="T8" style:family="text">
      <style:text-properties officeooo:rsid="0014bb9a"/>
    </style:style>
    <style:style style:name="T9" style:family="text">
      <style:text-properties officeooo:rsid="0015e5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W4 Panda</text:p>
      <text:p text:style-name="P2"/>
      <text:p text:style-name="P2">3. For bitmap, <text:s/>128 * 1024 * 1024 / n / 8 <text:span text:style-name="T9">= 2^24 / n bytes.</text:span></text:p>
      <text:p text:style-name="P2">For linked list, 128*1024 / 64 * (32 + 16 + 16) / 8 <text:span text:style-name="T9">= 2 ^14 bytes;</text:span></text:p>
      <text:p text:style-name="P2"><text:span text:style-name="T9"/></text:p>
      <text:p text:style-name="P13"><text:span text:style-name="T9">So if n &lt; 2^10, linked list is better, bitmap otherwise.</text:span></text:p>
      <text:p text:style-name="P2"/>
      <text:p text:style-name="P2">5.</text:p>
      <text:p text:style-name="P2"/>
      <text:p text:style-name="P13"><text:span text:style-name="T9">4KB = 2^12 bytes</text:span></text:p>
      <text:p text:style-name="P13"><text:span text:style-name="T9">8KB = 2^13 byes</text:span></text:p>
      <text:p text:style-name="P2"><text:span text:style-name="T9"/></text:p>
      <text:p text:style-name="P2">Add<text:span text:style-name="T9">r</text:span><text:tab/><text:tab/>4-KB <text:span text:style-name="T9">(pageno + offset)</text:span><text:tab/><text:tab/>8-KB <text:span text:style-name="T9">(pageno + offset)</text:span></text:p>
      <text:p text:style-name="P1"><text:span text:style-name="T1">20000<text:tab/><text:tab/></text:span><text:span text:style-name="T9">4</text:span><text:span text:style-name="T1"> + </text:span><text:span text:style-name="T9">3616</text:span><text:span text:style-name="T1"><text:tab/> <text:s text:c="35"/></text:span><text:span text:style-name="T9">2</text:span><text:span text:style-name="T2"> + </text:span><text:span text:style-name="T9">3616</text:span></text:p>
      <text:p text:style-name="P4">32768<text:tab/><text:tab/><text:span text:style-name="T9">8 + 0 <text:s text:c="50"/>4 + 0</text:span></text:p>
      <text:p text:style-name="P1"><text:span text:style-name="T2">60000<text:tab/><text:tab/></text:span><text:span text:style-name="T9">14 + 2656 <text:s text:c="42"/>7 + 2656</text:span><text:span text:style-name="T2"><text:tab/></text:span><text:span text:style-name="T1"><text:tab/> </text:span></text:p>
      <text:p text:style-name="P3"/>
      <text:p text:style-name="P3"/>
      <text:p text:style-name="P4">7.</text:p>
      <text:p text:style-name="P10">(a) M has to be larger than 4096.</text:p>
      <text:p text:style-name="P10">X[0] is always a TLB miss, but it will load the page where X[0] – X[4095] is located in TLB. So M has to be 4096.</text:p>
      <text:p text:style-name="P10"/>
      <text:p text:style-name="P10">(b)</text:p>
      <text:p text:style-name="P10">Because there are 64 entries in TLB. The array needs to be able to fill the entire TLB for each execution of the loop. Each entry of TLB is able to store 4096 / sizeof(int) element of the array. So N needs to be larger than 64 * 4096 / sizeof(int) = 64 (assume sizeof(int) = 4096bytes)</text:p>
      <text:p text:style-name="P10"/>
      <text:p text:style-name="P10"/>
      <text:p text:style-name="P6">10.</text:p>
      <text:p text:style-name="P5"><text:span text:style-name="T3">(a) 2^48 / 8 / 4 = </text:span><text:span text:style-name="T4">8.796093022208 × 10^12</text:span></text:p>
      <text:p text:style-name="P6">(b) The “reading” instruction will be fetched quickly but because the array spans much more pages than TLB is able to store, it will have to check page table in memory each time, which is not very efficient.</text:p>
      <text:p text:style-name="P6"/>
      <text:p text:style-name="P6">14.</text:p>
      <text:p text:style-name="P6">For a one level approach: 2^32 / 4<text:span text:style-name="T6">096 </text:span><text:span text:style-name="T8">= 2^20</text:span> because all pages have to be stored.</text:p>
      <text:p text:style-name="P6">For a two level <text:span text:style-name="T6">approach: 2^1</text:span><text:span text:style-name="T8">0</text:span><text:span text:style-name="T7"> * </text:span><text:span text:style-name="T8">3</text:span><text:span text:style-name="T6">. </text:span><text:span text:style-name="T7">Only </text:span><text:span text:style-name="T8">three</text:span><text:span text:style-name="T7"> page table</text:span><text:span text:style-name="T8">s</text:span><text:span text:style-name="T7"> are needed in memory, </text:span><text:span text:style-name="T8">main table, </text:span><text:span text:style-name="T7">one for program and data, another for stack.</text:span></text:p>
      <text:p text:style-name="P6"><text:span text:style-name="T7"/></text:p>
      <text:p text:style-name="P7">22. See attached.</text:p>
      <text:p text:style-name="P8">28. (a) Page 2 <text:s/>because it's neither referenced nor modified</text:p>
      <text:p text:style-name="P8"><text:s text:c="6"/>(b) Page 1 because it's the oldest page since last reference.</text:p>
      <text:p text:style-name="P8"><text:s text:c="5"/>(c) <text:span text:style-name="T5">Page 1 because it has the minimum last reference time.</text:span></text:p>
      <text:p text:style-name="P8"><text:s text:c="5"/>(d) <text:span text:style-name="T5">Page 1 because it's oldest and not referen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FreeSans1" svg:font-family="FreeSans" style:font-family-generic="swiss"/>
    <style:font-face style:name="Droid Sans Mono" svg:font-family="'Droid Sans Mono'"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Zen Hei Mono" style:font-size-asian="10pt" style:font-name-complex="FreeSerif"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17:14:03</meta:creation-date>
    <meta:editing-duration>P1DT18H29M35S</meta:editing-duration>
    <meta:editing-cycles>6</meta:editing-cycles>
    <meta:generator>LibreOffice/4.0.4.2$Linux_X86_64 LibreOffice_project/400m0$Build-2</meta:generator>
    <meta:initial-creator>STPanda </meta:initial-creator>
    <dc:date>2014-04-24T13:24:58</dc:date>
    <dc:creator>STPanda </dc:creator>
    <meta:document-statistic meta:table-count="0" meta:image-count="0" meta:object-count="0" meta:page-count="1" meta:paragraph-count="27" meta:word-count="316" meta:character-count="1643" meta:non-whitespace-character-count="1199"/>
  </office:meta>
</office:document-meta>
</file>